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b21d" officeooo:paragraph-rsid="0014b21d"/>
    </style:style>
    <style:style style:name="P2" style:family="paragraph" style:parent-style-name="Standard">
      <style:text-properties fo:color="#ff0000" loext:opacity="100%" officeooo:rsid="0014b21d" officeooo:paragraph-rsid="0014b21d"/>
    </style:style>
    <style:style style:name="P3" style:family="paragraph" style:parent-style-name="Standard">
      <style:text-properties fo:color="#ff0000" loext:opacity="100%" officeooo:rsid="0014b881" officeooo:paragraph-rsid="0014b881"/>
    </style:style>
    <style:style style:name="P4" style:family="paragraph" style:parent-style-name="Standard">
      <style:text-properties fo:color="#000000" loext:opacity="100%" officeooo:rsid="0014b21d" officeooo:paragraph-rsid="0014b21d"/>
    </style:style>
    <style:style style:name="P5" style:family="paragraph" style:parent-style-name="Standard">
      <style:text-properties fo:color="#000000" loext:opacity="100%" officeooo:rsid="0014b881" officeooo:paragraph-rsid="0014b88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eferences – Secure Store</text:p>
      <text:p text:style-name="P2">Beállítások – Biztonság </text:p>
      <text:p text:style-name="P4">OmegaT encrypts sensitive passwords and API keys with a master password.</text:p>
      <text:p text:style-name="P2">Az OmegaT titkosítja a bizalmas jelszavakat és API-kulcsokat egy mesterjelszóval.</text:p>
      <text:p text:style-name="P4">Master password: not set.</text:p>
      <text:p text:style-name="P2">Mesterjelszó: nincs beállítva.</text:p>
      <text:p text:style-name="P5">Reset master password.</text:p>
      <text:p text:style-name="P3">Mesterjelszó megváltoztatása.</text:p>
      <text:p text:style-name="P5">Restore defaults.</text:p>
      <text:p text:style-name="P3">Alaphelyzetbe állítás.</text:p>
      <text:p text:style-name="P5">Undo changes</text:p>
      <text:p text:style-name="P3">Módosítások elvetése</text:p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o" fo:country="RO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o" fo:country="RO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29T07:14:17.229000000</meta:creation-date>
    <meta:generator>LibreOffice/7.6.2.1$Windows_X86_64 LibreOffice_project/56f7684011345957bbf33a7ee678afaf4d2ba333</meta:generator>
    <dc:date>2023-11-29T07:18:07.078000000</dc:date>
    <meta:editing-duration>PT3M49S</meta:editing-duration>
    <meta:editing-cycles>2</meta:editing-cycles>
    <meta:document-statistic meta:table-count="0" meta:image-count="0" meta:object-count="0" meta:page-count="1" meta:paragraph-count="12" meta:word-count="46" meta:character-count="380" meta:non-whitespace-character-count="343"/>
  </office:meta>
</office:document-meta>
</file>